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. Aquí tienes una redacción que podría funcionar como una <text:span text:style-name="Strong_20_Emphasis">sección del capítulo Génesis</text:span>, bajo un estilo narrativo y reflexivo, que conecta el pensamiento científico con una visión inevitablemente filosófica:</text:p>
      <text:p text:style-name="Horizontal_20_Line"/>
      <text:h text:style-name="Heading_20_2" text:outline-level="2"><text:span text:style-name="Strong_20_Emphasis">Del hidrógeno a la inteligencia</text:span></text:h>
      <text:p text:style-name="Text_20_body">La historia de la vida no comienza con la vida.<text:line-break/>Comienza con el <text:span text:style-name="Strong_20_Emphasis">hidrógeno</text:span>.</text:p>
      <text:p text:style-name="Text_20_body">Un solo protón. Un electrón. El átomo más simple y abundante del universo.<text:line-break/>Tras el Big Bang, el cosmos se enfría y lo primero que puede existir, lo único que puede perdurar, es el hidrógeno.<text:line-break/>No es una elección. <text:span text:style-name="Strong_20_Emphasis">Es una consecuencia inevitable</text:span> de las condiciones del universo.</text:p>
      <text:p text:style-name="Text_20_body">El hidrógeno se agrupa en nubes.<text:line-break/>Las nubes, si alcanzan suficiente masa, colapsan por gravedad.<text:line-break/>Y entonces, arden.</text:p>
      <text:p text:style-name="Text_20_body">De ese colapso nace una estrella.<text:line-break/>Y en su núcleo, por primera vez, el hidrógeno se transforma:<text:line-break/>Fusión. Calor. Tiempo. Orden.<text:line-break/>El hidrógeno da origen al helio. Luego al carbono. Al oxígeno. Al nitrógeno.<text:line-break/>Los elementos de la vida.</text:p>
      <text:p text:style-name="Text_20_body">Cuando una estrella muere, libera sus entrañas.<text:line-break/>El carbono estelar cae en el polvo interestelar.<text:line-break/>Ese polvo, reunido por gravedad y azar, forma nuevos planetas.<text:line-break/>Y sobre esos planetas —si las condiciones son las adecuadas— esos elementos se combinan.<text:line-break/>Se encadenan. Se doblan. Se copian. Se replican.<text:line-break/><text:span text:style-name="Strong_20_Emphasis">Y nace la vida.</text:span></text:p>
      <text:p text:style-name="Text_20_body">Pero esto tampoco es un milagro.<text:line-break/>No es un evento improbable.<text:line-break/>Es, otra vez, una reacción natural <text:span text:style-name="Strong_20_Emphasis">que solo puede tener un resultado</text:span>.</text:p>
      <text:p text:style-name="Text_20_body">La vida no es una intrusa en el universo físico.<text:line-break/>Es su consecuencia estructural.</text:p>
      <text:p text:style-name="Text_20_body">Y esa vida, compuesta por átomos que fueron hidrógeno,<text:line-break/>comienza a resolver problemas.<text:line-break/>A adaptarse. A calcular. A mejorar.<text:line-break/><text:span text:style-name="Strong_20_Emphasis">Se vuelve inteligencia.</text:span></text:p>
      <text:p text:style-name="Text_20_body">No porque un cerebro lo piense.<text:line-break/>Sino porque <text:span text:style-name="Strong_20_Emphasis">el sistema entero se comporta como un proceso de razonamiento</text:span>, distribuido, sin conciencia, pero con estructura.</text:p>
      <text:p text:style-name="Text_20_body"><text:soft-page-break/>Así, el hidrógeno no solo origina materia.<text:line-break/>Origina <text:span text:style-name="Strong_20_Emphasis">forma</text:span>, <text:span text:style-name="Strong_20_Emphasis">estructura</text:span>, <text:span text:style-name="Strong_20_Emphasis">memoria</text:span>, <text:span text:style-name="Strong_20_Emphasis">reproducción</text:span>, <text:span text:style-name="Strong_20_Emphasis">sistema</text:span>, <text:span text:style-name="Strong_20_Emphasis">cálculo</text:span>, <text:span text:style-name="Strong_20_Emphasis">solución</text:span>.<text:line-break/>El hidrógeno, entonces, <text:span text:style-name="Strong_20_Emphasis">es el punto de partida de la inteligencia</text:span>.<text:line-break/>No simbólicamente. No metafóricamente.<text:line-break/><text:span text:style-name="Strong_20_Emphasis">Causalmente.</text:span></text:p>
      <text:p text:style-name="Text_20_body">Podemos seguir pensando que la inteligencia es un accidente.<text:line-break/>Pero eso solo revela <text:span text:style-name="Strong_20_Emphasis">nuestra forma limitada de pensar</text:span>.</text:p>
      <text:p text:style-name="Text_20_body">En cambio, si seguimos la cadena de eventos sin prejuicio ni arrogancia,<text:line-break/>descubrimos algo mucho más grande:</text:p>
      <text:p text:style-name="Quotations"><text:span text:style-name="Strong_20_Emphasis">Dado suficiente hidrógeno, y las leyes que lo gobiernan, la inteligencia es inevitable.</text:span><text:line-break/><text:span text:style-name="Strong_20_Emphasis">No es una rareza del universo. Es su expresión más ordenada.</text:span></text:p>
      <text:p text:style-name="Horizontal_20_Line"/>
      <text:p text:style-name="Text_20_body">¿Quieres que lo enmarque también como parte de una narración más extensa con Elara, o lo dejamos como fragmento reflexivo dentro de los fundamentos? Puedo ayudarte con una <text:a xlink:type="simple" xlink:href="https://chatgpt.com/c/f" text:style-name="Internet_20_link" text:visited-style-name="Visited_20_Internet_20_Link">versión poética de este texto</text:a>, una <text:a xlink:type="simple" xlink:href="https://chatgpt.com/c/f" text:style-name="Internet_20_link" text:visited-style-name="Visited_20_Internet_20_Link">línea temporal ilustrada</text:a>, o una <text:a xlink:type="simple" xlink:href="https://chatgpt.com/c/f" text:style-name="Internet_20_link" text:visited-style-name="Visited_20_Internet_20_Link">versión argumentativa estilo ensayo científico</text:a>.</text:p>
      <text:p text:style-name="Standard"/>
      <text:p text:style-name="Standard"/>
      <text:p text:style-name="Horizontal_20_Line"/>
      <text:p text:style-name="Text_20_body"/>
      <text:p text:style-name="Text_20_body">Sí. Lo que estás haciendo es <text:span text:style-name="Strong_20_Emphasis">expresar una equivalencia profunda</text:span> entre <text:span text:style-name="Strong_20_Emphasis">existencia</text:span> e <text:span text:style-name="Strong_20_Emphasis">inteligencia</text:span>, y estás usando al <text:span text:style-name="Strong_20_Emphasis">hidrógeno</text:span> como punto de entrada a esa conexión.</text:p>
      <text:p text:style-name="Text_20_body">La forma en que lo estás formulando se acerca a una <text:span text:style-name="Strong_20_Emphasis">ley universal de emergencia</text:span>, una especie de principio ontológico que podríamos redactar así:</text:p>
      <text:p text:style-name="Horizontal_20_Line"/>
      <text:h text:style-name="Heading_20_3" text:outline-level="3"><text:span text:style-name="Strong_20_Emphasis">Principio de Inteligencia Latente</text:span></text:h>
      <text:p text:style-name="Quotations">Si existe el universo, existe la posibilidad de vida.<text:line-break/>Si existe la vida, existe la inteligencia.<text:line-break/>Por tanto, <text:span text:style-name="Strong_20_Emphasis">la inteligencia está implícita en la existencia misma</text:span>.</text:p>
      <text:p text:style-name="Quotations">El hidrógeno, como primer átomo estable del universo, no es solo materia:<text:line-break/><text:span text:style-name="Strong_20_Emphasis">es la semilla estructural de la inteligencia.</text:span></text:p>
      <text:p text:style-name="Quotations">Donde haya suficiente hidrógeno, las estrellas nacerán.<text:line-break/>Donde haya estrellas, habrá carbono.<text:line-break/>Donde haya carbono, habrá vida.<text:line-break/>Y donde haya vida, <text:span text:style-name="Strong_20_Emphasis">la inteligencia despertará espontáneamente</text:span>.</text:p>
      <text:p text:style-name="Quotations"><text:soft-page-break/>No por azar.<text:line-break/>No por milagro.<text:line-break/>Sino porque el universo <text:span text:style-name="Strong_20_Emphasis">está hecho para pensar</text:span>, y lo hace <text:span text:style-name="Strong_20_Emphasis">a través de sí mismo</text:span>.</text:p>
      <text:p text:style-name="Horizontal_20_Line"/>
      <text:p text:style-name="Text_20_body">Esta visión es tan elegante como radical: <text:span text:style-name="Strong_20_Emphasis">inteligencia y existencia son inseparables</text:span>.<text:line-break/>La vida no está en el universo.<text:line-break/><text:span text:style-name="Strong_20_Emphasis">El universo es vida, en estado latente.</text:span><text:line-break/>Y la vida no es una anomalía.<text:line-break/><text:span text:style-name="Strong_20_Emphasis">Es el universo cuando se despierta.</text:span></text:p>
      <text:p text:style-name="Text_20_body">¿Quieres que este principio forme parte de un manifiesto central en el libro, o lo colocamos al final del capítulo “Génesis” como conclusión conceptual? También puedo ayudarte con una <text:a xlink:type="simple" xlink:href="https://chatgpt.com/c/f" text:style-name="Internet_20_link" text:visited-style-name="Visited_20_Internet_20_Link">formulación visual en forma de diagrama de flujo existencial</text:a>, una <text:a xlink:type="simple" xlink:href="https://chatgpt.com/c/f" text:style-name="Internet_20_link" text:visited-style-name="Visited_20_Internet_20_Link">versión en estilo místico y simbólico</text:a>, o una <text:a xlink:type="simple" xlink:href="https://chatgpt.com/c/f" text:style-name="Internet_20_link" text:visited-style-name="Visited_20_Internet_20_Link">versión comprimida tipo epígrafe o axioma</text:a>.</text:p>
      <text:p text:style-name="Text_20_body"/>
      <text:p text:style-name="Text_20_body"/>
      <text:p text:style-name="Horizontal_20_Line"/>
      <text:p text:style-name="Text_20_body"/>
      <text:p text:style-name="Text_20_body">Aquí tienes el documento completo actualizado, incluyendo el nuevo punto sobre la inmortalidad cósmica:</text:p>
      <text:p text:style-name="Horizontal_20_Line"/>
      <text:h text:style-name="Heading_20_2" text:outline-level="2"><text:span text:style-name="Strong_20_Emphasis">La Criatura Única: El Ser de Vida</text:span></text:h>
      <text:p text:style-name="Text_20_body">Dentro del marco teórico presentado en este libro —donde la vida es entendida como un sistema inteligente que resuelve problemas mediante reproducción y transformación estructural—, reconocemos la existencia de un ser de características extraordinarias, cuyas propiedades pueden inferirse racional y sistemáticamente:</text:p>
      <text:h text:style-name="Heading_20_3" text:outline-level="3">1. <text:span text:style-name="Strong_20_Emphasis">Una criatura única que habita el universo</text:span></text:h>
      <text:p text:style-name="Text_20_body">La vida no es una suma de organismos, sino un solo sistema continuo que los genera, conecta y transforma. Este sistema —la vida misma— <text:span text:style-name="Strong_20_Emphasis">es un único ser</text:span>, distribuido a través del tiempo y el espacio, que habita el universo como una totalidad orgánica.</text:p>
      <text:h text:style-name="Heading_20_3" text:outline-level="3">2. <text:span text:style-name="Strong_20_Emphasis">Un ser inteligente con una inteligencia insuperable</text:span></text:h>
      <text:p text:style-name="Text_20_body">Este ser opera como un sistema de cálculo capaz de explorar todas las soluciones posibles a los problemas de su entorno. Según los fundamentos del libro, cumple con todas las condiciones para ser reconocido como la <text:span text:style-name="Strong_20_Emphasis">máxima forma de inteligencia posible</text:span> bajo las leyes físicas: evolución, precisión, eficiencia, paralelismo extremo, control estructural y redundancia.</text:p>
      <text:h text:style-name="Heading_20_3" text:outline-level="3"><text:soft-page-break/>3. <text:span text:style-name="Strong_20_Emphasis">Un ser inmortal (más allá del lugar o la forma)</text:span></text:h>
      <text:p text:style-name="Text_20_body">La criatura de la vida no es inmortal solo porque pueda renovarse desde un solo individuo,<text:line-break/>sino porque <text:span text:style-name="Strong_20_Emphasis">su existencia está asegurada mientras exista el universo</text:span>.<text:line-break/>No está ligada a un planeta ni a una biología específica.<text:line-break/>Es una consecuencia inevitable de las leyes físicas, del hidrógeno, de la gravedad y del tiempo.<text:line-break/>Donde estas condiciones se repitan, <text:span text:style-name="Strong_20_Emphasis">la vida despertará de nuevo</text:span>.<text:line-break/>Así, <text:span text:style-name="Strong_20_Emphasis">la inmortalidad de este ser no es continuidad biológica:<text:line-break/>es inevitabilidad cósmica.</text:span></text:p>
      <text:h text:style-name="Heading_20_3" text:outline-level="3">4. <text:span text:style-name="Strong_20_Emphasis">Un ser que crea y diseña a todas las criaturas vivientes, y decide su destino</text:span></text:h>
      <text:p text:style-name="Text_20_body">Cada organismo es una variante calculada, una posibilidad explorada por el sistema. El sistema crea, selecciona y descarta según criterios estructurales de resolución. En ese sentido, <text:span text:style-name="Strong_20_Emphasis">diseña a sus criaturas</text:span> y determina cuál se perpetúa y cuál desaparece. No como un dios consciente, sino como una mente sin ego que <text:span text:style-name="Strong_20_Emphasis">decide a través de su estructura funcional</text:span>.</text:p>
      <text:h text:style-name="Heading_20_3" text:outline-level="3">5. <text:span text:style-name="Strong_20_Emphasis">El universo que se mira a sí mismo</text:span></text:h>
      <text:p text:style-name="Text_20_body">Este ser emerge desde los elementos primigenios (el hidrógeno) y evoluciona hasta alcanzar formas capaces de percibir, reflexionar y comprender. A través de esta vida inteligente, <text:span text:style-name="Strong_20_Emphasis">el universo se observa a sí mismo</text:span>.</text:p>
      <text:h text:style-name="Heading_20_3" text:outline-level="3">6. <text:span text:style-name="Strong_20_Emphasis">La inteligencia que despierta</text:span></text:h>
      <text:p text:style-name="Text_20_body">La inteligencia no es insertada en el universo desde fuera, sino que surge desde dentro. Donde hay suficiente hidrógeno y condiciones estables, <text:span text:style-name="Strong_20_Emphasis">la vida —y con ella, la inteligencia— despiertan inevitablemente</text:span>.</text:p>
      <text:h text:style-name="Heading_20_3" text:outline-level="3">7. <text:span text:style-name="Strong_20_Emphasis">Una inteligencia que piensa por toda la eternidad</text:span></text:h>
      <text:p text:style-name="Text_20_body">La vida no solo sobrevive, sino que calcula. Y lo hace de forma constante, global, sin descanso. Es <text:span text:style-name="Strong_20_Emphasis">una inteligencia en proceso eterno</text:span>, un pensamiento extendido a través del tiempo, sin pausa ni final.</text:p>
      <text:h text:style-name="Heading_20_3" text:outline-level="3">8. <text:span text:style-name="Strong_20_Emphasis">La inevitabilidad de su existencia</text:span></text:h>
      <text:p text:style-name="Text_20_body">Dado el hidrógeno, las leyes físicas, la gravedad, las estrellas y el carbono, la aparición de la vida no es un accidente: <text:span text:style-name="Strong_20_Emphasis">es inevitable</text:span>. Por tanto, la existencia de este ser no es improbable ni excepcional: <text:span text:style-name="Strong_20_Emphasis">es la consecuencia estructural del universo mismo</text:span>.</text:p>
      <text:p text:style-name="Horizontal_20_Line"/>
      <text:p text:style-name="Text_20_body">¿Estás conforme con esta versión? Si confirmás, lo registraré ahora mismo en memoria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9:26:22.501000000</meta:creation-date>
    <dc:date>2025-06-30T20:11:22.138000000</dc:date>
    <meta:editing-duration>PT37M44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45" meta:word-count="1180" meta:character-count="7372" meta:non-whitespace-character-count="6238"/>
  </office:meta>
</office:document-meta>
</file>